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713c" officeooo:paragraph-rsid="000a713c"/>
    </style:style>
    <style:style style:name="P2" style:family="paragraph" style:parent-style-name="Standard">
      <style:text-properties fo:font-size="11pt" officeooo:rsid="000a713c" officeooo:paragraph-rsid="000a713c" fo:background-color="#dddddd" style:font-size-asian="11pt" style:font-size-complex="11pt"/>
    </style:style>
    <style:style style:name="P3" style:family="paragraph" style:parent-style-name="Standard">
      <style:text-properties fo:font-size="11pt" officeooo:rsid="000a713c" officeooo:paragraph-rsid="000a713c" fo:background-color="transparent" style:font-size-asian="11pt" style:font-size-complex="11pt"/>
    </style:style>
    <style:style style:name="P4" style:family="paragraph" style:parent-style-name="Standard">
      <style:text-properties fo:font-size="11pt" officeooo:rsid="000a807b" officeooo:paragraph-rsid="000a807b" fo:background-color="transparent" style:font-size-asian="11pt" style:font-size-complex="11pt"/>
    </style:style>
    <style:style style:name="P5" style:family="paragraph" style:parent-style-name="Standard">
      <style:text-properties fo:font-size="11pt" officeooo:rsid="000b7973" officeooo:paragraph-rsid="000b7973" fo:background-color="transparent" style:font-size-asian="11pt" style:font-size-complex="11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.75pt"/>
    </style:style>
    <style:style style:name="T3" style:family="text">
      <style:text-properties fo:background-color="#dddddd" loext:char-shading-value="0"/>
    </style:style>
    <style:style style:name="T4" style:family="text">
      <style:text-properties fo:color="#ce181e" fo:font-size="16pt" style:font-size-asian="16pt" style:font-size-complex="16pt"/>
    </style:style>
    <style:style style:name="T5" style:family="text">
      <style:text-properties style:font-name="Andale Mono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0f4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 Go-Back-N</text:p>
      <text:p text:style-name="P1"/>
      <text:p text:style-name="P1"/>
      <text:p text:style-name="P1"/>
      <text:p text:style-name="P1"><text:span text:style-name="T4">ennoncé du sujet :</text:span> </text:p>
      <text:p text:style-name="P1"><text:span text:style-name="T3"/></text:p>
      <text:p text:style-name="P2"><text:span text:style-name="Citation"><text:span text:style-name="T6">Go-Back-n : La source peut envoyer un nombre de messages équivalent à la taille de la fenêtre </text:span></text:span><text:span text:style-name="Citation"><text:span text:style-name="T7">de congestion</text:span></text:span></text:p>
      <text:p text:style-name="P2"><text:span text:style-name="Citation"><text:span text:style-name="T6">La taille de la fenêtre d’émission de la source est dynamique. </text:span></text:span></text:p>
      <text:p text:style-name="P2"><text:span text:style-name="Citation"><text:span text:style-name="T6">Cette taille est le minimum de la taille de la fenêtre de congestion et de<text:line-break/>la fenêtre de réception, annoncée par le serveur. La fenêtre de congestion évolue en fonction du temps<text:line-break/>et du nombre d’acquittements reçus (ou non). Une application “destination” reçoit et acquitte le trafic.</text:span></text:span></text:p>
      <text:p text:style-name="P2"><text:span text:style-name="Citation"><text:span text:style-name="T1"/></text:span></text:p>
      <text:p text:style-name="P3"><text:span text:style-name="T1">Coté source :</text:span></text:p>
      <text:p text:style-name="P4"><text:span text:style-name="T1">1) La taille de la fenêtre de congestion doit être initialisée à 52 octets au départ .</text:span></text:p>
      <text:p text:style-name="P4"><text:span text:style-name="T1">2) pour chaque acq reçu en séquence ⇒ augmentation de 52 octets.</text:span></text:p>
      <text:p text:style-name="P4"><text:span text:style-name="T1">3) A chaque perte détectée, (expiration d’un timer) ⇒ taille=taille/2.</text:span></text:p>
      <text:p text:style-name="P4"><text:span text:style-name="T1">4) Si on reçoit 3 acq correspondant au meme msg (3 perte à la suite) ⇒ taille revient à 52 octets.</text:span></text:p>
      <text:p text:style-name="P5"><text:span text:style-name="T1">5) Recevoir un acq avec ECN&gt;0 ⇒ la taille *10 % .</text:span></text:p>
      <text:p text:style-name="P5"><text:span text:style-name="T1"/></text:p>
      <text:p text:style-name="P4"><text:span text:style-name="T1"><text:s/></text:span></text:p>
      <text:p text:style-name="P3"><text:span text:style-name="T1"/></text:p>
      <text:p text:style-name="P3"><text:span text:style-name="T1"/></text:p>
      <text:p text:style-name="P3"><text:span text:style-name="T1">Coté server :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21:59:03.954797382</meta:creation-date>
    <dc:date>2021-11-11T22:19:30.786017153</dc:date>
    <meta:editing-duration>PT20M3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61" meta:character-count="888" meta:non-whitespace-character-count="736"/>
  </office:meta>
</office:document-meta>
</file>